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100000320D8F48DBB62E358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822cm" svg:stroke-color="#333333" draw:marker-start-width="4.404cm" draw:marker-end-width="4.404cm" draw:fill="none" draw:textarea-vertical-align="middle" fo:padding-top="1.507cm" fo:padding-bottom="1.507cm" fo:padding-left="1.632cm" fo:padding-right="1.63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9cm" fo:min-width="2.82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66b3" draw:marker-start-width="0.569cm" draw:marker-end-width="0.569cm" svg:stroke-opacity="75%" draw:fill-color="#cae7fc" draw:opacity="100%" draw:textarea-horizontal-align="justify" draw:textarea-vertical-align="middle" draw:auto-grow-height="false" fo:min-height="1.891cm" fo:min-width="1.641cm" fo:padding-top="0.247cm" fo:padding-bottom="0.247cm" fo:padding-left="0.372cm" fo:padding-right="0.372cm" draw:shadow="hidden"/>
      <style:paragraph-properties style:writing-mode="lr-tb"/>
    </style:style>
    <style:style style:name="gr5" style:family="graphic" style:parent-style-name="standard">
      <style:graphic-properties svg:stroke-width="0.035cm" svg:stroke-color="#333333" draw:marker-start-width="0.252cm" draw:marker-end-width="0.252cm" draw:fill-color="#3da0eb" draw:textarea-horizontal-align="justify" draw:textarea-vertical-align="middle" draw:auto-grow-height="false" fo:min-height="0.292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entury Schoolbook L" fo:font-size="144pt" style:font-size-asian="144pt" style:font-size-complex="144pt"/>
    </style:style>
    <style:style style:name="P3" style:family="paragraph">
      <style:paragraph-properties fo:text-align="center"/>
    </style:style>
    <style:style style:name="P4" style:family="paragraph">
      <loext:graphic-properties draw:fill-color="#cae7fc" draw:opacity="100%"/>
      <style:paragraph-properties fo:text-align="center" style:writing-mode="lr-tb"/>
    </style:style>
    <style:style style:name="P5" style:family="paragraph">
      <loext:graphic-properties draw:fill-color="#3da0eb"/>
      <style:paragraph-properties fo:text-align="center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-color="#cae7fc" draw:opacity="100%"/>
      <style:paragraph-properties fo:text-align="center" style:writing-mode="lr-tb"/>
      <style:text-properties fo:font-weight="bold"/>
    </style:style>
    <style:style style:name="P8" style:family="paragraph">
      <loext:graphic-properties draw:fill-color="#3da0eb"/>
      <style:paragraph-properties fo:text-align="center"/>
      <style:text-properties fo:font-weight="bold"/>
    </style:style>
    <style:style style:name="T1" style:family="text">
      <style:text-properties style:font-name="Century Schoolbook L" fo:font-size="144pt" style:font-size-asian="144p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957cm" svg:y1="4.32cm" svg:x2="6.957cm" svg:y2="25.275cm">
          <text:p/>
        </draw:line>
        <draw:path draw:style-name="gr1" draw:text-style-name="P1" draw:layer="layout" svg:width="15.372cm" svg:height="9.84cm" draw:transform="rotate (-1.59261294244483) translate (20.2653533364126cm 6.98497417799897cm)" svg:viewBox="0 0 15373 9841" svg:d="M15373 0c-9653 84-18353 3068-14394 9841">
          <text:p/>
        </draw:path>
        <draw:line draw:style-name="gr1" draw:text-style-name="P1" draw:layer="layout" svg:x1="20.013cm" svg:y1="14.988cm" svg:x2="20.013cm" svg:y2="25.275cm">
          <text:p/>
        </draw:line>
        <draw:path draw:style-name="gr1" draw:text-style-name="P1" draw:layer="layout" svg:width="15.372cm" svg:height="9.84cm" draw:transform="rotate (1.59261294244483) translate (33.003cm 22.354cm)" svg:viewBox="0 0 15373 9841" svg:d="M0 0c9652 84 18352 3068 14394 9841">
          <text:p/>
        </draw:path>
        <draw:line draw:style-name="gr1" draw:text-style-name="P1" draw:layer="layout" svg:x1="33.006cm" svg:y1="14.988cm" svg:x2="33.006cm" svg:y2="25.275cm">
          <text:p/>
        </draw:line>
        <draw:path draw:style-name="gr1" draw:text-style-name="P1" draw:layer="layout" svg:width="9.455cm" svg:height="11.769cm" draw:transform="rotate (1.59261294244483) translate (45.91cm 22.354cm)" svg:viewBox="0 0 9456 11770" svg:d="M0 0c9652 84 11451 4997 7492 11770">
          <text:p/>
        </draw:path>
        <draw:line draw:style-name="gr1" draw:text-style-name="P1" draw:layer="layout" svg:x1="46.095cm" svg:y1="14.988cm" svg:x2="46.095cm" svg:y2="25.275cm">
          <text:p/>
        </draw:line>
        <draw:frame draw:style-name="gr2" draw:text-style-name="P2" draw:layer="layout" svg:width="3.326cm" svg:height="6.809cm" svg:x="5.294cm" svg:y="26.564cm">
          <draw:text-box>
            <text:p><text:span text:style-name="T1">3</text:span></text:p>
          </draw:text-box>
        </draw:frame>
        <draw:frame draw:style-name="gr2" draw:text-style-name="P2" draw:layer="layout" svg:width="3.326cm" svg:height="6.809cm" svg:x="18.35cm" svg:y="26.564cm">
          <draw:text-box>
            <text:p><text:span text:style-name="T1">2</text:span></text:p>
          </draw:text-box>
        </draw:frame>
        <draw:frame draw:style-name="gr2" draw:text-style-name="P2" draw:layer="layout" svg:width="3.326cm" svg:height="6.809cm" svg:x="31.343cm" svg:y="26.564cm">
          <draw:text-box>
            <text:p><text:span text:style-name="T1">1</text:span></text:p>
          </draw:text-box>
        </draw:frame>
        <draw:frame draw:style-name="gr2" draw:text-style-name="P2" draw:layer="layout" svg:width="3.326cm" svg:height="6.809cm" svg:x="44.432cm" svg:y="26.564cm">
          <draw:text-box>
            <text:p><text:span text:style-name="T1">0</text:span></text:p>
          </draw:text-box>
        </draw:frame>
        <draw:frame draw:style-name="gr3" draw:text-style-name="P3" draw:layer="layout" svg:width="15.628cm" svg:height="16.964cm" svg:x="25.211cm" svg:y="9.447cm">
          <draw:image xlink:href="Pictures/10000201000002E100000320D8F48DBB62E3580F.png" xlink:type="simple" xlink:show="embed" xlink:actuate="onLoad" draw:mime-type="image/png">
            <text:p/>
          </draw:image>
        </draw:frame>
        <draw:frame draw:style-name="gr3" draw:text-style-name="P3" draw:layer="layout" svg:width="15.628cm" svg:height="16.964cm" svg:x="38.311cm" svg:y="9.447cm">
          <draw:image xlink:href="Pictures/10000201000002E100000320D8F48DBB62E3580F.png" xlink:type="simple" xlink:show="embed" xlink:actuate="onLoad" draw:mime-type="image/png">
            <text:p/>
          </draw:image>
        </draw:frame>
        <draw:frame draw:style-name="gr3" draw:text-style-name="P3" draw:layer="layout" svg:width="15.628cm" svg:height="16.964cm" svg:x="12.211cm" svg:y="9.447cm">
          <draw:image xlink:href="Pictures/10000201000002E100000320D8F48DBB62E3580F.png" xlink:type="simple" xlink:show="embed" xlink:actuate="onLoad" draw:mime-type="image/png">
            <text:p/>
          </draw:image>
        </draw:frame>
        <draw:frame draw:style-name="gr3" draw:text-style-name="P3" draw:layer="layout" svg:width="15.628cm" svg:height="16.964cm" svg:x="-0.889cm" svg:y="9.447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4" draw:text-style-name="P4" draw:layer="layout" svg:width="1.501cm" svg:height="0.823cm" svg:x="20.22cm" svg:y="11.4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3"/>
            <text:p text:style-name="P3"/>
            <text:p text:style-name="P3"/>
          </draw:path>
          <draw:custom-shape draw:style-name="gr5" draw:text-style-name="P5" draw:layer="layout" svg:width="0.144cm" svg:height="0.576cm" draw:transform="rotate (-1.5707963267949) translate (21.258cm 12.049cm)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4" draw:text-style-name="P4" draw:layer="layout" svg:width="1.501cm" svg:height="0.823cm" svg:x="31.22cm" svg:y="11.4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3"/>
            <text:p text:style-name="P3"/>
            <text:p text:style-name="P3"/>
          </draw:path>
          <draw:custom-shape draw:style-name="gr5" draw:text-style-name="P5" draw:layer="layout" svg:width="0.144cm" svg:height="0.576cm" draw:transform="rotate (-1.5707963267949) translate (32.258cm 12.049cm)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4" draw:text-style-name="P4" draw:layer="layout" svg:width="1.501cm" svg:height="0.823cm" svg:x="44.32cm" svg:y="11.4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3"/>
            <text:p text:style-name="P3"/>
            <text:p text:style-name="P3"/>
          </draw:path>
          <draw:custom-shape draw:style-name="gr5" draw:text-style-name="P5" draw:layer="layout" svg:width="0.144cm" svg:height="0.576cm" draw:transform="rotate (-1.5707963267949) translate (45.358cm 12.049cm)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4" draw:text-style-name="P7" draw:layer="layout" svg:width="1.501cm" svg:height="0.823cm" svg:x="46.32cm" svg:y="11.4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6"/>
            <text:p text:style-name="P6"/>
            <text:p text:style-name="P6"/>
          </draw:path>
          <draw:custom-shape draw:style-name="gr5" draw:text-style-name="P8" draw:layer="layout" svg:width="0.144cm" svg:height="0.576cm" draw:transform="rotate (-1.5707963267949) translate (47.358cm 12.049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8-13T14:25:18.650042616</meta:creation-date>
    <dc:date>2022-02-12T22:06:30.789000000</dc:date>
    <meta:editing-duration>PT1H13M59S</meta:editing-duration>
    <meta:editing-cycles>14</meta:editing-cycles>
    <meta:generator>LibreOffice/7.1.3.2$Windows_X86_64 LibreOffice_project/47f78053abe362b9384784d31a6e56f8511eb1c1</meta:generator>
    <meta:document-statistic meta:object-count="27"/>
  </office:meta>
</office:document-meta>
</file>